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fo:font-size="10.5pt" style:font-size-asian="10.5pt" style:font-size-complex="10.5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style:font-name="Georgia" fo:font-size="10.5pt" fo:language="zxx" fo:country="none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P7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8" style:family="paragraph" style:parent-style-name="Standard">
      <style:paragraph-properties fo:margin-top="0in" fo:margin-bottom="0in" fo:line-height="100%" fo:text-align="start" style:justify-single-word="false"/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Georgia" fo:font-size="10.5pt" fo:letter-spacing="normal" fo:language="zxx" fo:country="none" fo:font-style="normal" style:text-underline-style="none" fo:font-weight="normal" fo:background-color="transparent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T3" style:family="text">
      <style:text-properties fo:font-variant="normal" fo:text-transform="none" fo:color="#000000" style:font-name="Georgia" fo:font-size="10.5pt" fo:letter-spacing="normal" fo:language="zxx" fo:country="none" fo:font-style="normal" style:text-underline-style="solid" style:text-underline-width="auto" style:text-underline-color="font-color" fo:font-weight="normal" fo:background-color="transparent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T4" style:family="text">
      <style:text-properties fo:font-variant="normal" fo:text-transform="none" fo:color="#000000" style:font-name="Georgia" fo:letter-spacing="normal" fo:language="zxx" fo:country="none" fo:font-style="normal" fo:font-weight="normal" style:font-name-asian="Georgia" style:language-asian="zxx" style:country-asian="none" style:font-name-complex="Georgia" style:language-complex="zxx" style:country-complex="none"/>
    </style:style>
    <style:style style:name="T5" style:family="text">
      <style:text-properties fo:font-variant="normal" fo:text-transform="none" fo:color="#000000" style:font-name="Georgia" fo:letter-spacing="normal" fo:language="zxx" fo:country="none" fo:font-style="normal" style:text-underline-style="solid" style:text-underline-width="auto" style:text-underline-color="font-color" fo:font-weight="normal" fo:background-color="transparent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6" style:family="text">
      <style:text-properties fo:font-variant="normal" fo:text-transform="none" fo:color="#000000" style:font-name="Georgia" fo:letter-spacing="normal" fo:language="zxx" fo:country="none" fo:font-style="normal" style:text-underline-style="solid" style:text-underline-width="auto" style:text-underline-color="font-color" fo:font-weight="normal" style:font-name-asian="Georgia" style:language-asian="zxx" style:country-asian="none" style:font-name-complex="Georgia" style:language-complex="zxx" style:country-complex="none"/>
    </style:style>
    <style:style style:name="T7" style:family="text">
      <style:text-properties fo:font-variant="normal" fo:text-transform="none" fo:color="#000000" style:text-position="super 58%" style:font-name="Georgia" fo:letter-spacing="normal" fo:language="zxx" fo:country="none" fo:font-style="normal" fo:font-weight="normal" style:font-name-asian="Georgia" style:language-asian="zxx" style:country-asian="none" style:font-name-complex="Georgia" style:language-complex="zxx" style:country-complex="none"/>
    </style:style>
    <style:style style:name="T8" style:family="text">
      <style:text-properties fo:color="#000000" style:font-name="Georgia" fo:font-size="10.5pt" fo:language="zxx" fo:country="none" style:text-underline-style="none" fo:background-color="transparent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T9" style:family="text">
      <style:text-properties fo:color="#000000" style:font-name="Georgia" fo:font-size="10.5pt" fo:language="zxx" fo:country="none" fo:font-style="italic" style:text-underline-style="none" fo:background-color="transparent" style:font-name-asian="Georgia" style:font-size-asian="10.5pt" style:language-asian="zxx" style:country-asian="none" style:font-style-asian="italic" style:font-name-complex="Georgia" style:font-size-complex="10.5pt" style:language-complex="zxx" style:country-complex="none" style:font-style-complex="italic"/>
    </style:style>
    <style:style style:name="T10" style:family="text">
      <style:text-properties fo:color="#000000" style:font-name="Georgia" fo:font-size="10.5pt" fo:language="zxx" fo:country="none" style:text-underline-style="solid" style:text-underline-width="auto" style:text-underline-color="font-color" fo:background-color="transparent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T11" style:family="text">
      <style:text-properties fo:color="#000000" style:font-name="Georgia" fo:language="zxx" fo:country="none" style:text-underline-style="none" fo:background-color="transparent" style:font-name-asian="Georgia" style:language-asian="zxx" style:country-asian="none" style:font-name-complex="Georgia" style:language-complex="zxx" style:country-complex="none"/>
    </style:style>
    <style:style style:name="T12" style:family="text">
      <style:text-properties fo:color="#000000" style:font-name="Georgia" fo:language="zxx" fo:country="none" style:text-underline-style="solid" style:text-underline-width="auto" style:text-underline-color="font-color" fo:background-color="transparent" style:font-name-asian="Georgia" style:language-asian="zxx" style:country-asian="none" style:font-name-complex="Georgia" style:language-complex="zxx" style:country-complex="none"/>
    </style:style>
    <style:style style:name="T13" style:family="text">
      <style:text-properties fo:color="#000000" style:font-name="Georgia" fo:language="zxx" fo:country="none" fo:font-style="italic" style:text-underline-style="none" fo:background-color="transparent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14" style:family="text">
      <style:text-properties fo:color="#000000" style:font-name="Georgia" fo:language="zxx" fo:country="none" fo:font-style="italic" style:text-underline-style="none" fo:font-weight="bold" fo:background-color="transparent" style:font-name-asian="Georgia" style:language-asian="zxx" style:country-asian="none" style:font-style-asian="italic" style:font-weight-asian="bold" style:font-name-complex="Georgia" style:language-complex="zxx" style:country-complex="none" style:font-style-complex="italic" style:font-weight-complex="bold"/>
    </style:style>
    <style:style style:name="T15" style:family="text">
      <style:text-properties fo:color="#000000" fo:language="zxx" fo:country="none" style:font-name-asian="Georgia" style:language-asian="zxx" style:country-asian="none" style:font-name-complex="Georgia" style:language-complex="zxx" style:country-complex="none"/>
    </style:style>
    <style:style style:name="T16" style:family="text">
      <style:text-properties fo:color="#000000"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17" style:family="text">
      <style:text-properties style:font-name="Georgia" fo:language="zxx" fo:country="none" style:font-name-asian="Georgia" style:language-asian="zxx" style:country-asian="none" style:font-name-complex="Georgia" style:language-complex="zxx" style:country-complex="none"/>
    </style:style>
    <style:style style:name="T18" style:family="text">
      <style:text-properties style:font-name="Georgia" fo:language="zxx" fo:country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19" style:family="text">
      <style:text-properties style:font-name="Georgia" fo:language="zxx" fo:country="none" style:text-underline-style="solid" style:text-underline-width="auto" style:text-underline-color="font-color" style:font-name-asian="Georgia" style:language-asian="zxx" style:country-asian="none" style:font-name-complex="Georgia" style:language-complex="zxx" style:country-complex="none"/>
    </style:style>
    <style:style style:name="T20" style:family="text">
      <style:text-properties style:font-name="Georgia" fo:language="en" fo:country="US" style:font-name-asian="Georgia" style:language-asian="zxx" style:country-asian="none" style:font-name-complex="Georgia" style:language-complex="zxx" style:country-complex="non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zxx" fo:country="none" style:font-name-asian="Georgia" style:language-asian="zxx" style:country-asian="none" style:font-name-complex="Georgia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Jingle Bells</text:span> </text:p>
      <text:p text:style-name="P1"><text:span text:style-name="T1">Read:</text:span> Exodus 28:31-35</text:p>
      <text:p text:style-name="P1"><text:span text:style-name="T1">Text:</text:span> <text:s/>Exodus 28:35 “...<text:span text:style-name="T15">his sound shall be heard when he goeth in unto the holy </text:span><text:span text:style-name="T16">place</text:span><text:span text:style-name="T15"> before the LORD, and when he cometh out...”</text:span></text:p>
      <text:p text:style-name="P2"><text:span text:style-name="T1">Introduction:</text:span> There are only three times that the word “bell” is found in the scriptures and two of them reference Aaron's robe as he is in the Holy of Holies. <text:s/>The High priestly robe had around the bottom of their robe a golden bell and pomegranate rotated completely around. <text:s/>As he moved the bells would bang against the pomegranates and those priests in the Holy Place would know that he was still alive. <text:s/>If there was sin in his life he would die and the bells would no longer ring. <text:s/>The other priests would then drag him out by a rope attached to his foot. <text:s/>God is so holy that He cannot abide sin in His presence. <text:s/>If one approached the Ark of the Covenant with sin in their life they were struck dead. <text:s/>Remember Uzza who died when he touched the ark to steady it and the 50,070 who died for looking into the Ark when it was returned to Israel. <text:s/>These are not the actions of a <text:span text:style-name="T21">mean</text:span> God but rather a <text:span text:style-name="T21">Holy</text:span> God who has made His Holiness a clear definition of who He is.</text:p>
      <text:p text:style-name="P2"><text:s text:c="2"/>So <text:span text:style-name="T21">what is required to keep the bells jingling</text:span>?</text:p>
      <text:p text:style-name="P3"><text:span text:style-name="T18">A life without sin:</text:span><text:span text:style-name="T17"> Why do you think we are reluctant to think that we could actually live a sinless life? <text:s/>Many of us have <text:s/>talked about ourselves by saying: “I'm just a sinner, saved by grace.” and we emphasize the sin-ner part. <text:s/>Perhaps we say: “I'm not perfect...” <text:s/>Does it occur to you that God means what He says in scripture? <text:s/>If He does then a sinless life must be possible...perfection must be attainable. <text:s/>Perhaps our definition of perfection is flawed but I am here to say that we should never give up on aiming for a sinless life and striving for perfection. <text:s/>Since sin is not a mistake but a deliberate choice then it seems to me that we could make right choices and eliminate sin from our lives. <text:s/>Are you willing to make a conscious effort to live above sin? <text:s/></text:span><text:span text:style-name="T19">W</text:span><text:span text:style-name="T6">hat else is required to keep the bells jingling</text:span><text:span text:style-name="T4">?</text:span></text:p>
      <text:p text:style-name="P3"><text:span text:style-name="T18">A life without fear:</text:span><text:span text:style-name="T17"> In I John 4 we read: “</text:span><text:span text:style-name="T5">And we have known and be-lieved the love that God hath to us. God is love; and he that dwelleth in love dwelleth in God, and God in him. </text:span><text:span text:style-name="T12"><text:s/>Herein is our love made perfect, that we may have boldness in the day of judgment: because as he is, so are we in this world. <text:s/>There is no fear in love; but perfect love casteth out fear: because fear hath torment. He that feareth is not made perfect in love</text:span><text:span text:style-name="T11">.”</text:span><text:span text:style-name="T17"> <text:s/>Why do these verses immediately make me think of exceptions? <text:s/>My first thought is always that fear is natural and God has made us to be</text:span></text:p>
      <text:p text:style-name="P6">wary of snakes, hurricanes, volcanoes, and covid. <text:s/>These thoughts are not incorrect so what does a life without fear refer to?</text:p>
      <text:p text:style-name="P3"><text:span text:style-name="T17"><text:s text:c="2"/>In the life of a sinful High Priest it was the fear of </text:span><text:span text:style-name="T20">imminent</text:span><text:span text:style-name="T17"> judgment. <text:s/>Note that John says: “...</text:span><text:span text:style-name="T12">that we may have boldness in the day of judgment</text:span><text:span text:style-name="T11">.” </text:span><text:span text:style-name="T14">The fear was not with Aaron (he was in the presence of God) <text:s/>The fear was with those who were outside of the pres-ence of God. <text:s/></text:span><text:span text:style-name="T11">Aaron could walk into the Holy of Holies with a fearless heart because he knew that he was cleansed from sin. <text:s/>He was not afraid of God because he was the friend of God. <text:s/></text:span></text:p>
      <text:p text:style-name="P4"><text:span text:style-name="T8"><text:s text:c="2"/>On the morning of <text:s/>November 9, 1994 my mother awoke and proceeded, with a cup of coffee, to her favorite chair where she read her Bible and prayed. <text:s/>She had a prayer list which she prayed for daily. <text:s/>She then left the house and got into the passenger seat of <text:s/>her Ford Courier. <text:s/>Before she could fasten her seat belt the vehicle was struck from behind and a split second later she was in the presence of Jesus. <text:s/>I have always imagined that Jesus's first words to her were: “I wanted to continue our conversa-tion...” <text:s/>There is no fear of death to the one who is conversing with the Savior. <text:s/>They can say, with Paul: “O death, where </text:span><text:span text:style-name="T9">is</text:span><text:span text:style-name="T8"> thy sting? O grave, where </text:span><text:span text:style-name="T9">is</text:span><text:span text:style-name="T8"> thy victory?” <text:s/></text:span><text:span text:style-name="T10">W</text:span><text:span text:style-name="T3">hat else is required to keep the bells jingling</text:span><text:span text:style-name="T2">?</text:span></text:p>
      <text:p text:style-name="P3"><text:span text:style-name="T18">A life of service for God:</text:span><text:span text:style-name="T17"> <text:s/>Aaron wasn't in the Holy of Holies just to check out the area. <text:s/>He wasn't there for the great food. <text:s/>Aaron was there as an act of service for God. <text:s/>He was there for the benefit of the COI as well as to glorify God. <text:s/>A life of service for God is not a miserable life. <text:s/>Certainly Aaron was going to be personally blessed, but his primary motivation was to glorify God. <text:s/>Has anyone ever heard the term: “You fly...I'll buy?” <text:s/>What does that mean? <text:s/>The idea is, that there is a mutual benefit to the one who is willing to get up out of their seat and go pick up lunch. <text:s/>There is nothing wrong with the fact that we also are benefited when we live a life of service for God. <text:s/>As Aaron slipped between the curtains into the Holy of Holies he was on a mission. <text:s/>He carried a basin of blood from the sacrificed lamb to sprinkle before the Lord. <text:s/>He was excited to see and hear what God had in store for the COI. <text:s/>He was there for his marching orders. <text:s/>When he came back through the curtain he returned with a message from God for the COI. <text:s/></text:span></text:p>
      <text:p text:style-name="P6"/>
      <text:p text:style-name="P3"><text:span text:style-name="T18">Conclude:</text:span><text:span text:style-name="T17"> In </text:span><text:span text:style-name="T4">Zechariah 14:20 The prophet is speaking of the 2</text:span><text:span text:style-name="T7">nd</text:span><text:span text:style-name="T4"> coming of Christ. <text:s/>He said: “In that day shall there be upon the bells of the horses, HOLINESS UNTO THE LORD...” <text:s/>I find it interesting that if you are go-ing to ride in a 'One horse open sleigh' the scripture says that the bells have a message and it is promoting the holiness of the Lord. <text:s/></text:span></text:p>
      <text:p text:style-name="P2"><text:span text:style-name="T22"><text:s text:c="2"/>My challenge to you is to keep the bells jingling. <text:s/>Live above sin, live without fear, and live a life of service for God. <text:s/>Receive the gifts of forgiveness, courage, Godly work ethics, and holiness this Christm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22</meta:editing-cycles>
    <meta:creation-date>2014-03-28T17:34:00</meta:creation-date>
    <dc:date>2022-12-16T11:47:28.38</dc:date>
    <meta:editing-duration>P6DT7H37M30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3" meta:word-count="1053" meta:character-count="55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